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 fo:text-align="end" style:justify-single-word="false"/>
    </style:style>
    <style:style style:name="P2" style:family="paragraph" style:parent-style-name="Standard">
      <style:paragraph-properties fo:line-height="200%" fo:text-align="start" style:justify-single-word="false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fo:font-weight="bold" style:font-weight-asian="bold" style:font-weight-complex="bold"/>
    </style:style>
    <style:style style:name="T4" style:family="text">
      <style:text-properties style:text-position="0% 100%"/>
    </style:style>
    <style:style style:name="T5" style:family="text">
      <style:text-properties style:text-position="0% 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Zack Austin</text:p>
      <text:p text:style-name="P1">Chapter 6 HW 1,2,4</text:p>
      <text:p text:style-name="P1">9/19/13</text:p>
      <text:p text:style-name="P2">Exercise 1. Sizes of X and Y sets:</text:p>
      <text:p text:style-name="P2"><text:tab/>a. X U Y. <text:tab/>Size - <text:span text:style-name="T6">|X| + |Y|.</text:span></text:p>
      <text:p text:style-name="P2"><text:tab/>b. X x Y.<text:tab/>Size - <text:span text:style-name="T6">|X| * |Y|.</text:span></text:p>
      <text:p text:style-name="P2"><text:tab/>c. X<text:span text:style-name="T1">n.. <text:tab/><text:tab/></text:span><text:span text:style-name="T4">Size - X</text:span><text:span text:style-name="T2">1</text:span><text:span text:style-name="T4"> x X</text:span><text:span text:style-name="T2">2</text:span><text:span text:style-name="T4"> x … x X</text:span><text:span text:style-name="T2">n</text:span><text:span text:style-name="T4"> = </text:span><text:span text:style-name="T5">|X</text:span><text:span text:style-name="T3">1</text:span><text:span text:style-name="T5">| * <text:s/>|X</text:span><text:span text:style-name="T3">2</text:span><text:span text:style-name="T5">| * … * |X</text:span><text:span text:style-name="T3">n</text:span><text:span text:style-name="T5">|.</text:span></text:p>
      <text:p text:style-name="P2"><text:tab/>d. X<text:span text:style-name="T1">*<text:tab/><text:tab/></text:span><text:span text:style-name="T4">Size – X</text:span><text:span text:style-name="T2">0</text:span><text:span text:style-name="T4"> x … x X</text:span><text:span text:style-name="T2">*</text:span><text:span text:style-name="T4"> <text:s/>= </text:span><text:span text:style-name="T5">|X</text:span><text:span text:style-name="T3">0</text:span><text:span text:style-name="T5">| * <text:s/>… * |X</text:span><text:span text:style-name="T3">*</text:span><text:span text:style-name="T5">|.</text:span></text:p>
      <text:p text:style-name="P2">Exercise 2. ML Type for corresponding sets:</text:p>
      <text:p text:style-name="P2"><text:tab/>a. {true, false}</text:p>
      <text:p text:style-name="P2"><text:tab/><text:tab/><text:span text:style-name="T6">bool</text:span></text:p>
      <text:p text:style-name="P2"><text:tab/>b. {true, false} → {true, false}</text:p>
      <text:p text:style-name="P2"><text:tab/><text:tab/><text:span text:style-name="T6">bool → bool</text:span></text:p>
      <text:p text:style-name="P2"><text:tab/>c. {(true, true), (true, false), (false, true), (false, false)}</text:p>
      <text:p text:style-name="P2"><text:tab/><text:tab/><text:span text:style-name="T6">(bool * bool) list</text:span></text:p>
      <text:p text:style-name="P2"><text:span text:style-name="T7">Exercise 4. Three vars X,Y,Z with types:</text:span></text:p>
      <text:p text:style-name="P2"><text:span text:style-name="T7"><text:s text:c="2"/>X: int divisible by 3. Y: int divisible by 12. Z: int</text:span></text:p>
      <text:p text:style-name="P2"><text:span text:style-name="T7"><text:s text:c="2"/>Are the following assignments safe?:</text:span></text:p>
      <text:p text:style-name="P2"><text:span text:style-name="T7"><text:tab/>a. X:= Y: </text:span><text:span text:style-name="T6">not safe</text:span><text:span text:style-name="T7">, assignment isn't name nor structurally equivalent.</text:span></text:p>
      <text:p text:style-name="P2"><text:span text:style-name="T7"><text:tab/>b. X:= X: </text:span><text:span text:style-name="T6">safe</text:span><text:span text:style-name="T7">, assignment is name equivalent.</text:span></text:p>
      <text:p text:style-name="P2"><text:span text:style-name="T7"><text:tab/>c. Y:= Y + 1: </text:span><text:span text:style-name="T6">safe</text:span><text:span text:style-name="T7">, assignment has structural equivalence with the superset operation <text:s/>of int.</text:span></text:p>
      <text:p text:style-name="P2"><text:span text:style-name="T7"><text:tab/>d. Z:= X: </text:span><text:span text:style-name="T6">safe</text:span><text:span text:style-name="T7">, all X are a subtype of type ints (Z's), so Z could be of type X.</text:span></text:p>
      <text:p text:style-name="P2"><text:span text:style-name="T7"><text:tab/>e. X:= Z:</text:span><text:span text:style-name="T6"> not safe</text:span><text:span text:style-name="T7">, not all of subtype X are of the superceding type Z (integers).</text:span></text:p>
      <text:p text:style-name="P2"><text:span text:style-name="T7"><text:tab/>f. X:= X + 3: </text:span><text:span text:style-name="T6">safe</text:span><text:span text:style-name="T7">, operators allowed for subtype include operators permitted on the superset.</text:span></text:p>
      <text:p text:style-name="P2"><text:span text:style-name="T7"><text:tab/>g. X:= X + Y: </text:span><text:span text:style-name="T6">not safe</text:span><text:span text:style-name="T7">, operands of different typ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ack Austin</meta:initial-creator>
    <meta:creation-date>2013-09-19T20:17:45</meta:creation-date>
    <dc:date>2013-09-19T20:39:58.64</dc:date>
    <dc:creator>Zack Austin</dc:creator>
    <meta:editing-duration>PT4M49S</meta:editing-duration>
    <meta:editing-cycles>2</meta:editing-cycles>
    <meta:generator>OpenOffice/4.0.0$Win32 OpenOffice.org_project/400m3$Build-9702</meta:generator>
    <meta:document-statistic meta:table-count="0" meta:image-count="0" meta:object-count="0" meta:page-count="1" meta:paragraph-count="25" meta:word-count="223" meta:character-count="1089"/>
  </office:meta>
</office:document-meta>
</file>